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line-height="150%"/>
      <style:text-properties style:font-name="Courier 10 Pitch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ext_20_body">
      <style:paragraph-properties fo:line-height="150%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0.37cm" fo:margin-right="0.423cm" fo:line-height="150%" fo:text-align="justify" style:justify-single-word="false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Preformatted_20_Text">
      <style:paragraph-properties fo:margin-left="1.067cm" fo:margin-right="0cm" fo:line-height="150%" fo:text-align="justify" style:justify-single-word="false" fo:text-indent="0cm" style:auto-text-indent="false"/>
      <style:text-properties style:font-name="Courier 10 Pitch" fo:font-size="11pt" fo:font-style="italic" style:font-size-asian="11pt" style:font-style-asian="italic" style:font-size-complex="11pt" style:font-style-complex="italic"/>
    </style:style>
    <style:style style:name="P7" style:family="paragraph" style:parent-style-name="Preformatted_20_Text">
      <style:paragraph-properties fo:margin-left="1.067cm" fo:margin-right="0cm" fo:text-indent="0cm" style:auto-text-indent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10 Pitch" fo:font-size="11pt" style:font-size-asian="11pt" style:font-size-complex="11pt"/>
    </style:style>
    <style:style style:name="P9" style:family="paragraph" style:parent-style-name="Standard">
      <style:paragraph-properties fo:margin-left="0.37cm" fo:margin-right="0.423cm" fo:line-height="150%" fo:text-align="justify" style:justify-single-word="false" fo:text-indent="0cm" style:auto-text-indent="false"/>
      <style:text-properties style:font-name="Courier 10 Pitch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ourier 10 Pitch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ess building</text:p>
      <text:p text:style-name="P1"/>
      <text:p text:style-name="P1">1. Expalin gcc options &amp; optimization technique?</text:p>
      <text:p text:style-name="P4">2. Explain preprocessor <text:s/>directives?how to define &amp; undefine the value at run time?</text:p>
      <text:p text:style-name="P4">3. Explain inline &amp; macro differences?</text:p>
      <text:p text:style-name="P4">4. How the make file work exe : gcc -o main main.c</text:p>
      <text:p text:style-name="P4">5. Diff between static and dynamic linking</text:p>
      <text:p text:style-name="P4">6. Macro and inline function and when it will resolve and who will resolve?+ condition ( is evry time inline will be inline</text:p>
      <text:p text:style-name="P1">7. Explain compilation process in detail</text:p>
      <text:p text:style-name="P1">8. Explain the concept of linking n loading?</text:p>
      <text:p text:style-name="P2">9. Explain C memory <text:s/>layout with a diagram? What is the benefit of using an enum rather than a #defined constant ? Explain with an example .</text:p>
      <text:p text:style-name="P1">11. What is <text:s/>preprocessor ? What will the preprocessor do for the <text:span text:style-name="T1">program?</text:span></text:p>
      <text:p text:style-name="P2">12. # pragma directive</text:p>
      <text:p text:style-name="P1">13. Explain Stringizing operator with respect to preprocessor? </text:p>
      <text:p text:style-name="P8"><text:span text:style-name="T2">14. Preprocessor Error Directive (#error) </text:span></text:p>
      <text:p text:style-name="P8"><text:span text:style-name="T2">15. How variable argument lists works in c? Explain with an example.</text:span></text:p>
      <text:p text:style-name="P8"><text:span text:style-name="T2">16. </text:span>If home directory contains libstr.a libstr.so then while including which one is included in your program(static or dynamic library)?i.e.. cc main.c -L /home/ <text:s/>-lstr</text:p>
      <text:p text:style-name="Standard">17. What is the output of the following program? </text:p>
      <text:p text:style-name="P7">#include&lt;stdio.h&gt;</text:p>
      <text:p text:style-name="P7">#define x(x) #x</text:p>
      <text:p text:style-name="P7"/>
      <text:p text:style-name="P7">int main()</text:p>
      <text:p text:style-name="P7">{</text:p>
      <text:p text:style-name="P7"><text:s text:c="8"/>char a[10]=x(TEL);</text:p>
      <text:p text:style-name="P7"><text:s text:c="8"/>printf("\n%s\n",a);</text:p>
      <text:p text:style-name="P6">}</text:p>
      <text:p text:style-name="P5"><text:s text:c="3"/></text:p>
      <text:p text:style-name="P5">18. Is NULL always defined as 0? </text:p>
      <text:p text:style-name="P5">19. How do you override a defined macro? </text:p>
      <text:p text:style-name="P5">20. What is #line used for? </text:p>
      <text:p text:style-name="P5">21. What is a pragma? </text:p>
      <text:p text:style-name="P5">22. What are the standard predefined macros? </text:p>
      <text:p text:style-name="P5">23. How can type-insensitive macros be created? </text:p>
      <text:p text:style-name="P5"><text:soft-page-break/>24. How many levels deep can include files be nested? </text:p>
      <text:p text:style-name="P5">25. Can include files be nested? </text:p>
      <text:p text:style-name="P5">26. Can you define which header file to include at compile time? </text:p>
      <text:p text:style-name="P5">27. What is the difference between #include and #include “file”? </text:p>
      <text:p text:style-name="P5">28. Is it better to use a macro or a function? </text:p>
      <text:p text:style-name="P5">29. How are portions of a program disabled in demo versions? </text:p>
      <text:p text:style-name="P5">30. What is the benefit of using an enum rather than a #define constant? </text:p>
      <text:p text:style-name="P5">31. What is the benefit of using #define to declare a constant? </text:p>
      <text:p text:style-name="P5">32. Can a file other than a .h file be included with #include? </text:p>
      <text:p text:style-name="P5">33. How can you avoid including a header more than once? </text:p>
      <text:p text:style-name="P5">34. What will the preprocessor do for a program? </text:p>
      <text:p text:style-name="P5"/>
      <text:p text:style-name="P5">35. #define x 10 </text:p>
      <text:p text:style-name="P5"><text:tab/>; </text:p>
      <text:p text:style-name="P5"><text:tab/>int main() </text:p>
      <text:p text:style-name="P5"><text:tab/>{ </text:p>
      <text:p text:style-name="P5"><text:tab/>printf("%d\n", x); </text:p>
      <text:p text:style-name="P5"><text:tab/>} </text:p>
      <text:p text:style-name="P5"/>
      <text:p text:style-name="P5">36. #define big (x,y) x&gt;y?x:y </text:p>
      <text:p text:style-name="P5"><text:tab/>int main() </text:p>
      <text:p text:style-name="P5"><text:tab/>{ </text:p>
      <text:p text:style-name="P5"><text:tab/>printf("%d", big(10,20)); <text:tab/></text:p>
      <text:p text:style-name="P5"><text:tab/>} </text:p>
      <text:p text:style-name="P5"/>
      <text:p text:style-name="P5">37. #define Max(a,b) a&gt;b?a:b </text:p>
      <text:p text:style-name="P5"><text:tab/>int main() </text:p>
      <text:p text:style-name="P5"><text:tab/>{ </text:p>
      <text:p text:style-name="P5"><text:s text:c="8"/>printf("%d\n", Max(900,100)+10); </text:p>
      <text:p text:style-name="P5"><text:tab/>} </text:p>
      <text:p text:style-name="P5"><text:s/>#include<text:tab/>&lt;stdio.h&gt;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alisa </meta:initial-creator>
    <meta:creation-date>2015-10-08T15:23:45</meta:creation-date>
    <dc:date>2015-10-12T15:00:12</dc:date>
    <dc:creator>Monalisa </dc:creator>
    <meta:editing-duration>PT16M26S</meta:editing-duration>
    <meta:editing-cycles>24</meta:editing-cycles>
    <meta:generator>LibreOffice/3.5$Linux_x86 LibreOffice_project/350m1$Build-2</meta:generator>
    <meta:document-statistic meta:table-count="0" meta:image-count="0" meta:object-count="0" meta:page-count="2" meta:paragraph-count="59" meta:word-count="391" meta:character-count="2300" meta:non-whitespace-character-count="1885"/>
  </office:meta>
</office:document-meta>
</file>